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8.393cm"/>
    </style:style>
    <style:style style:name="Table2.C" style:family="table-column">
      <style:table-column-properties style:column-width="5.9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2.906cm" fo:margin-left="3.011cm" table:align="left" style:writing-mode="lr-tb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2.395cm"/>
    </style:style>
    <style:style style:name="Table4.C" style:family="table-column">
      <style:table-column-properties style:column-width="2.205cm"/>
    </style:style>
    <style:style style:name="Table4.E" style:family="table-column">
      <style:table-column-properties style:column-width="2.293cm"/>
    </style:style>
    <style:style style:name="Table4.F" style:family="table-column">
      <style:table-column-properties style:column-width="2.3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906cm" fo:margin-left="3.011cm" table:align="left" style:writing-mode="lr-tb"/>
    </style:style>
    <style:style style:name="Table5.A" style:family="table-column">
      <style:table-column-properties style:column-width="1.499cm"/>
    </style:style>
    <style:style style:name="Table5.B" style:family="table-column">
      <style:table-column-properties style:column-width="2.395cm"/>
    </style:style>
    <style:style style:name="Table5.C" style:family="table-column">
      <style:table-column-properties style:column-width="2.205cm"/>
    </style:style>
    <style:style style:name="Table5.E" style:family="table-column">
      <style:table-column-properties style:column-width="2.293cm"/>
    </style:style>
    <style:style style:name="Table5.F" style:family="table-column">
      <style:table-column-properties style:column-width="2.3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906cm" fo:margin-left="3.011cm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2.205cm"/>
    </style:style>
    <style:style style:name="Table1.E" style:family="table-column">
      <style:table-column-properties style:column-width="2.293cm"/>
    </style:style>
    <style:style style:name="Table1.F" style:family="table-column">
      <style:table-column-properties style:column-width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P2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fo:font-size="14pt" fo:language="en" fo:country="US" fo:font-weight="bold" officeooo:rsid="00149439" officeooo:paragraph-rsid="00149439" style:font-size-asian="14pt" style:font-weight-asian="bold" style:font-size-complex="14pt" style:font-weight-complex="bold" style:font-relief="engraved"/>
    </style:style>
    <style:style style:name="P3" style:family="paragraph" style:parent-style-name="Normal_20__28_Web_29_">
      <style:paragraph-properties fo:margin-left="0cm" fo:margin-right="0cm" fo:margin-top="0cm" fo:margin-bottom="0.275cm" style:contextual-spacing="false" fo:line-height="100%" fo:text-align="center" style:justify-single-word="false" fo:text-indent="0cm" style:auto-text-indent="false"/>
      <style:text-properties fo:font-variant="small-caps" fo:color="#21409a" loext:opacity="100%" style:font-name="Times new roman" fo:font-size="12pt" fo:language="en" fo:country="US" fo:font-weight="bold" officeooo:rsid="0018635c" officeooo:paragraph-rsid="0018635c" style:font-size-asian="12pt" style:font-weight-asian="bold" style:font-name-complex="Times new roman" style:font-size-complex="12pt" style:font-weight-complex="bold" style:font-relief="engraved"/>
    </style:style>
    <style:style style:name="P4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P5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P6" style:family="paragraph" style:parent-style-name="Normal_20__28_Web_29_">
      <style:paragraph-properties fo:margin-left="0cm" fo:margin-right="0cm" fo:margin-top="0.275cm" fo:margin-bottom="0cm" style:contextual-spacing="false" fo:line-height="100%" fo:text-align="center" style:justify-single-word="false" fo:text-indent="0cm" style:auto-text-indent="false"/>
      <style:text-properties fo:font-size="14pt" officeooo:paragraph-rsid="00149439" style:font-size-asian="14pt" style:font-size-complex="14pt"/>
    </style:style>
    <style:style style:name="P7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paragraph-rsid="00187e60" style:font-size-asian="14pt" style:font-size-complex="14pt"/>
    </style:style>
    <style:style style:name="P8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paragraph-rsid="00275929" style:font-size-asian="14pt" style:font-size-complex="14pt"/>
    </style:style>
    <style:style style:name="P9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166e0c" style:font-size-asian="14pt" style:font-size-complex="14pt"/>
    </style:style>
    <style:style style:name="P10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officeooo:rsid="00166e0c" officeooo:paragraph-rsid="0022e6f5" style:font-size-asian="14pt" style:font-size-complex="14pt"/>
    </style:style>
    <style:style style:name="P11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fo:font-size="14pt" officeooo:rsid="00166e0c" officeooo:paragraph-rsid="0018635c" style:font-size-asian="14pt" style:font-size-complex="14pt"/>
    </style:style>
    <style:style style:name="P12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fo:font-size="14pt" officeooo:rsid="00166e0c" officeooo:paragraph-rsid="00166e0c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4ad9f" officeooo:paragraph-rsid="00166e0c" style:font-size-asian="14pt" style:font-size-complex="14pt"/>
    </style:style>
    <style:style style:name="P14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2.205cm"/>
        </style:tab-stops>
      </style:paragraph-properties>
      <style:text-properties fo:font-size="14pt" fo:font-style="italic" fo:font-weight="bold" officeooo:rsid="00148a96" officeooo:paragraph-rsid="00148a9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officeooo:paragraph-rsid="0018635c"/>
    </style:style>
    <style:style style:name="P19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paragraph-rsid="00149439" style:font-size-asian="14pt" style:font-weight-asian="bold" style:font-name-complex="Times new roman" style:font-size-complex="14pt" style:font-weight-complex="bold"/>
    </style:style>
    <style:style style:name="P20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8635c" style:font-size-asian="14pt" style:font-weight-asian="bold" style:font-name-complex="Times new roman" style:font-size-complex="14pt" style:font-weight-complex="bold"/>
    </style:style>
    <style:style style:name="P21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166e0c" style:font-size-asian="14pt" style:font-weight-asian="bold" style:font-name-complex="Times new roman" style:font-size-complex="14pt" style:font-weight-complex="bold"/>
    </style:style>
    <style:style style:name="P22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style:font-name="Times new roman" fo:font-size="14pt" officeooo:paragraph-rsid="00166e0c" style:font-size-asian="14pt" style:font-name-complex="Times new roman" style:font-size-complex="14pt"/>
    </style:style>
    <style:style style:name="P23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2pt" officeooo:paragraph-rsid="00187e60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66e0c" officeooo:paragraph-rsid="00166e0c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paragraph-rsid="00166e0c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color="#fb0412" loext:opacity="100%" fo:font-size="14pt" officeooo:rsid="00166e0c" officeooo:paragraph-rsid="00166e0c" style:font-size-asian="14pt" style:font-size-complex="14pt"/>
    </style:style>
    <style:style style:name="P28" style:family="paragraph" style:parent-style-name="Standard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2a2d42" style:font-size-asian="14pt" style:font-weight-asian="bold" style:font-name-complex="Times new roman" style:font-size-complex="14pt" style:font-weight-complex="bold"/>
    </style:style>
    <style:style style:name="P29" style:family="paragraph" style:parent-style-name="Text_20_body" style:master-page-name="Standard">
      <style:paragraph-properties style:page-number="auto"/>
      <style:text-properties fo:font-size="14pt" style:font-size-asian="14pt" style:font-size-complex="14pt"/>
    </style:style>
    <style:style style:name="P30" style:family="paragraph" style:parent-style-name="Normal_20__28_Web_29_">
      <style:paragraph-properties fo:margin-top="0.275cm" fo:margin-bottom="0.275cm" style:contextual-spacing="false" fo:line-height="100%" fo:text-align="justify" style:justify-single-word="false"/>
      <style:text-properties style:font-name="Times new roman" fo:font-size="14pt" fo:font-weight="bold" officeooo:rsid="00166e0c" officeooo:paragraph-rsid="002a2d42" style:font-size-asian="14pt" style:font-weight-asian="bold" style:font-name-complex="Times new roman" style:font-size-complex="14pt" style:font-weight-complex="bold"/>
    </style:style>
    <style:style style:name="P31" style:family="paragraph" style:parent-style-name="Normal_20__28_Web_29_">
      <style:paragraph-properties fo:margin-top="0.275cm" fo:margin-bottom="0.275cm" style:contextual-spacing="false" fo:line-height="100%" fo:text-align="center" style:justify-single-word="false"/>
      <style:text-properties fo:color="#c9211e" loext:opacity="100%" style:font-name="Times new roman" fo:font-size="14pt" fo:font-weight="normal" officeooo:paragraph-rsid="00166e0c" style:font-size-asian="14pt" style:font-weight-asian="normal" style:font-name-complex="Times new roman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166e0c" officeooo:paragraph-rsid="002a2d42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4ad9f" officeooo:paragraph-rsid="002a2d42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fb0412" loext:opacity="100%" fo:font-size="14pt" officeooo:rsid="00166e0c" officeooo:paragraph-rsid="002a2d42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0000ff" loext:opacity="100%" style:font-name="Chilanka" fo:font-size="14pt" officeooo:paragraph-rsid="002a2d42" style:font-size-asian="14pt" style:font-size-complex="14pt"/>
    </style:style>
    <style:style style:name="T1" style:family="text">
      <style:text-properties officeooo:rsid="0022e6f5"/>
    </style:style>
    <style:style style:name="T2" style:family="text">
      <style:text-properties officeooo:rsid="0025492c"/>
    </style:style>
    <style:style style:name="T3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4" style:family="text">
      <style:text-properties fo:color="#ff0000" loext:opacity="100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T5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6" style:family="text">
      <style:text-properties fo:color="#ff0000" loext:opacity="100%" style:text-position="super 58%" style:font-name="Chilanka1" fo:font-size="8pt" fo:language="en" fo:country="US" fo:font-style="italic" style:text-underline-style="solid" style:text-underline-width="auto" style:text-underline-color="font-color" fo:font-weight="bold" officeooo:rsid="00224415" style:font-size-asian="8pt" style:font-style-asian="italic" style:font-weight-asian="bold" style:font-name-complex="Chilanka1" style:font-size-complex="8pt" style:font-style-complex="italic" style:font-weight-complex="bold"/>
    </style:style>
    <style:style style:name="T7" style:family="text">
      <style:text-properties fo:color="#ff0000" loext:opacity="100%" style:text-position="super 58%" fo:font-style="italic" fo:font-weight="bold" officeooo:rsid="0022e6f5" style:font-style-asian="italic" style:font-weight-asian="bold" style:font-style-complex="italic" style:font-weight-complex="bold"/>
    </style:style>
    <style:style style:name="T8" style:family="text">
      <style:text-properties fo:color="#ff0000" loext:opacity="100%" fo:font-style="italic" fo:font-weight="bold" officeooo:rsid="0022e6f5" style:font-style-asian="italic" style:font-weight-asian="bold" style:font-style-complex="italic" style:font-weight-complex="bold"/>
    </style:style>
    <style:style style:name="T9" style:family="text">
      <style:text-properties fo:color="#ff0000" loext:opacity="100%" style:text-position="sub 58%" fo:font-style="italic" fo:font-weight="bold" officeooo:rsid="0022e6f5" style:font-style-asian="italic" style:font-weight-asian="bold" style:font-style-complex="italic" style:font-weight-complex="bold"/>
    </style:style>
    <style:style style:name="T10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T11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12" style:family="text">
      <style:text-properties style:font-name="Chilanka1" fo:font-size="8pt" fo:language="en" fo:country="US" style:font-size-asian="8pt" style:font-name-complex="Chilanka1" style:font-size-complex="8pt"/>
    </style:style>
    <style:style style:name="T13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T14" style:family="text">
      <style:text-properties fo:color="#0000ff" loext:opacity="100%" fo:font-style="italic" style:font-style-asian="italic" style:font-style-complex="italic"/>
    </style:style>
    <style:style style:name="T15" style:family="text">
      <style:text-properties fo:color="#0000ff" loext:opacity="100%" fo:font-style="italic" officeooo:rsid="0018635c" style:font-style-asian="italic" style:font-style-complex="italic"/>
    </style:style>
    <style:style style:name="T16" style:family="text">
      <style:text-properties fo:color="#0000ff" loext:opacity="100%" fo:font-style="italic" officeooo:rsid="0022e6f5" style:font-style-asian="italic" style:font-style-complex="italic"/>
    </style:style>
    <style:style style:name="T17" style:family="text">
      <style:text-properties fo:color="#0000ff" loext:opacity="100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ff" loext:opacity="100%" fo:font-style="italic" fo:font-weight="normal" officeooo:rsid="0022e6f5" style:font-style-asian="italic" style:font-weight-asian="normal" style:font-style-complex="italic" style:font-weight-complex="normal"/>
    </style:style>
    <style:style style:name="T19" style:family="text">
      <style:text-properties fo:font-variant="small-caps" fo:color="#21409a" loext:opacity="100%" fo:language="en" fo:country="US" fo:font-weight="bold" style:font-weight-asian="bold" style:font-weight-complex="bold" style:font-relief="engraved"/>
    </style:style>
    <style:style style:name="T20" style:family="text">
      <style:text-properties fo:font-variant="small-caps" fo:color="#21409a" loext:opacity="100%" fo:language="en" fo:country="US" fo:font-weight="bold" officeooo:rsid="00149439" style:font-weight-asian="bold" style:font-weight-complex="bold" style:font-relief="engraved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font-weight="bold" officeooo:rsid="00187e60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Times new roman" fo:font-size="12pt" fo:font-weight="normal" officeooo:rsid="00187e60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font-name="Times new roman" fo:font-size="12pt" fo:font-weight="normal" officeooo:rsid="00275929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weight="bold" style:font-weight-asian="bold" style:font-name-complex="Times new roman" style:font-weight-complex="bold"/>
    </style:style>
    <style:style style:name="T26" style:family="text">
      <style:text-properties style:font-name="Times new roman" fo:font-weight="bold" officeooo:rsid="0018635c" style:font-weight-asian="bold" style:font-name-complex="Times new roman" style:font-weight-complex="bold"/>
    </style:style>
    <style:style style:name="T27" style:family="text">
      <style:text-properties style:font-name="Times new roman" style:font-name-complex="Times new roman"/>
    </style:style>
    <style:style style:name="T28" style:family="text">
      <style:text-properties style:text-position="sub 58%" style:font-name="Times New Roman"/>
    </style:style>
    <style:style style:name="T29" style:family="text">
      <style:text-properties style:text-position="sub 58%" style:font-name="Times New Roman" officeooo:rsid="00166e0c"/>
    </style:style>
    <style:style style:name="T30" style:family="text">
      <style:text-properties style:text-position="sub 58%" style:font-name="Times new roman" fo:font-size="12pt" fo:font-weight="normal" officeooo:rsid="00187e60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Symbola" style:font-name-asian="Times New Roman" style:font-name-complex="Times New Roman"/>
    </style:style>
    <style:style style:name="T32" style:family="text">
      <style:text-properties style:font-name="Symbola" fo:font-weight="normal" officeooo:rsid="00216e42" style:font-name-asian="Symbola" style:font-weight-asian="normal" style:font-name-complex="Symbola" style:font-weight-complex="normal"/>
    </style:style>
    <style:style style:name="T33" style:family="text">
      <style:text-properties style:font-name="Symbola" fo:font-size="12pt" fo:font-weight="normal" officeooo:rsid="00187e60" style:font-name-asian="Symbola" style:font-size-asian="12pt" style:font-weight-asian="normal" style:font-name-complex="Symbola" style:font-size-complex="12pt" style:font-weight-complex="normal"/>
    </style:style>
    <style:style style:name="T34" style:family="text">
      <style:text-properties style:font-name="Symbola" fo:font-size="12pt" fo:font-weight="normal" officeooo:rsid="00216e42" style:font-name-asian="Symbola" style:font-size-asian="12pt" style:font-weight-asian="normal" style:font-name-complex="Symbola" style:font-size-complex="12pt" style:font-weight-complex="normal"/>
    </style:style>
    <style:style style:name="T35" style:family="text">
      <style:text-properties style:font-name="Times New Roman" officeooo:rsid="00166e0c"/>
    </style:style>
    <style:style style:name="T36" style:family="text">
      <style:text-properties style:font-name="Times New Roman" officeooo:rsid="002a2d42"/>
    </style:style>
    <style:style style:name="T37" style:family="text">
      <style:text-properties officeooo:rsid="0018635c"/>
    </style:style>
    <style:style style:name="T38" style:family="text">
      <style:text-properties officeooo:rsid="002b19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636429248">
          <table:table-cell table:style-name="Table2.A1" office:value-type="string">
            <text:p text:style-name="P15">Ad ve Soyad<text:tab/>:</text:p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6">İmza<text:tab/>: </text:p>
          </table:table-cell>
        </table:table-row>
        <table:table-row table:style-name="TableLine215931968">
          <table:table-cell table:style-name="Table2.A2" office:value-type="string">
            <text:p text:style-name="P15">Numara<text:tab/>:</text:p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6">Uydu No<text:tab/>: </text:p>
          </table:table-cell>
        </table:table-row>
      </table:table>
      <text:p text:style-name="P6"><text:span text:style-name="T19">Ö</text:span><text:span text:style-name="T20">dev</text:span><text:span text:style-name="T19"> – I </text:span></text:p>
      <text:p text:style-name="P2">Teslim</text:p>
      <text:p text:style-name="P2"/>
      <text:p text:style-name="P14"><text:span text:style-name="T27"><draw:frame draw:style-name="fr2" draw:name="Object1" text:anchor-type="as-char" svg:y="-0.388cm" svg:width="4.914cm" svg:height="0.57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7"><text:s/>, </text:span><text:span text:style-name="T27"><draw:frame draw:style-name="fr2" draw:name="Object7" text:anchor-type="as-char" svg:y="-0.379cm" svg:width="4.847cm" svg:height="0.496cm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1">t = { 00:00, 00:15:, 00:30, ... , 23:45, 24:00 }</text:p>
      <text:p text:style-name="P19"/>
      <text:p text:style-name="P19">1) -------------------------------------------------------------------------------------------------------</text:p>
      <text:p text:style-name="P19"/>
      <text:p text:style-name="P9"><draw:frame draw:style-name="fr1" draw:name="Object6" text:anchor-type="as-char" svg:y="-0.377cm" svg:width="2.21cm" svg:height="0.531cm" draw:z-index="2"><draw:object xlink:href="./Object 6" xlink:type="simple" xlink:show="embed" xlink:actuate="onLoad"/><draw:image xlink:href="./ObjectReplacements/Object 6" xlink:type="simple" xlink:show="embed" xlink:actuate="onLoad"/></draw:frame>( <text:span text:style-name="T14">Sta20995.sp3 </text:span><text:span text:style-name="T15">,</text:span><text:span text:style-name="T37"> </text:span><text:span text:style-name="T16">YUMA</text:span><text:span text:style-name="T17"> </text:span>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633323616">
          <table:table-cell table:style-name="Table1.A1" office:value-type="string">
            <text:p text:style-name="P32">n</text:p>
          </table:table-cell>
          <table:table-cell table:style-name="Table1.A1" office:value-type="string">
            <text:p text:style-name="P33"><text:span text:style-name="T31">σ</text:span><text:span text:style-name="T28">X </text:span><text:span text:style-name="T35">[</text:span><text:span text:style-name="T36">k</text:span><text:span text:style-name="T35">m]</text:span></text:p>
          </table:table-cell>
          <table:table-cell table:style-name="Table1.A1" office:value-type="string">
            <text:p text:style-name="P33"><text:span text:style-name="T31">σ</text:span><text:span text:style-name="T29">Y</text:span><text:span text:style-name="T28"> </text:span><text:span text:style-name="T35">[</text:span><text:span text:style-name="T36">k</text:span><text:span text:style-name="T35">m]</text:span></text:p>
          </table:table-cell>
          <table:table-cell table:style-name="Table1.A1" office:value-type="string">
            <text:p text:style-name="P33"><text:span text:style-name="T31">σ</text:span><text:span text:style-name="T29">Z</text:span><text:span text:style-name="T28"> </text:span><text:span text:style-name="T35">[</text:span><text:span text:style-name="T36">k</text:span><text:span text:style-name="T35">m]</text:span></text:p>
          </table:table-cell>
          <table:table-cell table:style-name="Table1.A1" office:value-type="string">
            <text:p text:style-name="P33"><text:span text:style-name="T31">σ</text:span><text:span text:style-name="T29">S</text:span><text:span text:style-name="T28"> </text:span><text:span text:style-name="T35">[</text:span><text:span text:style-name="T36">k</text:span><text:span text:style-name="T35">m]</text:span></text:p>
          </table:table-cell>
          <table:table-cell table:style-name="Table1.F1" office:value-type="string">
            <text:p text:style-name="P33"><text:span text:style-name="T31">σ</text:span><text:span text:style-name="T29">T</text:span><text:span text:style-name="T28"> </text:span><text:span text:style-name="T35">[</text:span><text:span text:style-name="T32">n</text:span><text:span text:style-name="T35">s]</text:span></text:p>
          </table:table-cell>
        </table:table-row>
        <table:table-row table:style-name="TableLine620996608">
          <table:table-cell table:style-name="Table1.A2" office:value-type="string">
            <text:p text:style-name="P34">97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5"/>
          </table:table-cell>
        </table:table-row>
      </table:table>
      <text:p text:style-name="P28"/>
      <text:p text:style-name="P11"><text:span text:style-name="T26">2</text:span><text:span text:style-name="T25">) ---------------------------------------------------------------------------------------------------------</text:span></text:p>
      <text:p text:style-name="P20"/>
      <text:p text:style-name="P10"><draw:frame draw:style-name="fr1" draw:name="Object8" text:anchor-type="as-char" svg:y="-0.377cm" svg:width="2.016cm" svg:height="0.53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( <text:span text:style-name="T14">Sta_ _ _ _ _.sp3 </text:span><text:span text:style-name="T15">,</text:span><text:span text:style-name="T37"> </text:span><text:span text:style-name="T17">BRDC_ _ _</text:span><text:span text:style-name="T18">0</text:span><text:span text:style-name="T17">.2</text:span><text:span text:style-name="T18">2</text:span><text:span text:style-name="T17">n </text:span>), <text:span text:style-name="T8">t</text:span><text:span text:style-name="T9">0</text:span><text:span text:style-name="T8"> = 0</text:span><text:span text:style-name="T7">h</text:span><text:span text:style-name="T8">, 2</text:span><text:span text:style-name="T7">h</text:span><text:span text:style-name="T8">, … 24</text:span><text:span text:style-name="T7">h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Line989036800">
          <table:table-cell table:style-name="Table4.A1" office:value-type="string">
            <text:p text:style-name="P24">n</text:p>
          </table:table-cell>
          <table:table-cell table:style-name="Table4.A1" office:value-type="string">
            <text:p text:style-name="P13"><text:span text:style-name="T31">σ</text:span><text:span text:style-name="T28">X </text:span><text:span text:style-name="T35">[m]</text:span></text:p>
          </table:table-cell>
          <table:table-cell table:style-name="Table4.A1" office:value-type="string">
            <text:p text:style-name="P13"><text:span text:style-name="T31">σ</text:span><text:span text:style-name="T29">Y</text:span><text:span text:style-name="T28"> </text:span><text:span text:style-name="T35">[m]</text:span></text:p>
          </table:table-cell>
          <table:table-cell table:style-name="Table4.A1" office:value-type="string">
            <text:p text:style-name="P13"><text:span text:style-name="T31">σ</text:span><text:span text:style-name="T29">Z</text:span><text:span text:style-name="T28"> </text:span><text:span text:style-name="T35">[m]</text:span></text:p>
          </table:table-cell>
          <table:table-cell table:style-name="Table4.A1" office:value-type="string">
            <text:p text:style-name="P13"><text:span text:style-name="T31">σ</text:span><text:span text:style-name="T29">S</text:span><text:span text:style-name="T28"> </text:span><text:span text:style-name="T35">[m]</text:span></text:p>
          </table:table-cell>
          <table:table-cell table:style-name="Table4.F1" office:value-type="string">
            <text:p text:style-name="P13"><text:span text:style-name="T31">σ</text:span><text:span text:style-name="T29">T</text:span><text:span text:style-name="T28"> </text:span><text:span text:style-name="T35">[</text:span><text:span text:style-name="T32">n</text:span><text:span text:style-name="T35">s]</text:span></text:p>
          </table:table-cell>
        </table:table-row>
        <table:table-row table:style-name="TableLine523729968">
          <table:table-cell table:style-name="Table4.A2" office:value-type="string">
            <text:p text:style-name="P27">97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</table:table>
      <text:p text:style-name="P22"/>
      <text:p text:style-name="P22"/>
      <text:p text:style-name="P12"><text:span text:style-name="T26">3</text:span><text:span text:style-name="T25">) --------------------------------------------------------------------------------------------------------</text:span></text:p>
      <text:p text:style-name="P21"/>
      <text:p text:style-name="P10"><draw:frame draw:style-name="fr1" draw:name="Object9" text:anchor-type="as-char" svg:y="-0.377cm" svg:width="2.016cm" svg:height="0.531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( <text:span text:style-name="T14">Sta_ _ _ _ _.sp3 </text:span><text:span text:style-name="T15">,</text:span><text:span text:style-name="T37"> </text:span><text:span text:style-name="T17">BRDC</text:span><text:span text:style-name="T18"> _ </text:span><text:span text:style-name="T17">_ _</text:span><text:span text:style-name="T18">0</text:span><text:span text:style-name="T17">.2</text:span><text:span text:style-name="T18">2</text:span><text:span text:style-name="T17">n </text:span>) , <text:span text:style-name="T8">t</text:span><text:span text:style-name="T9">0</text:span><text:span text:style-name="T8"> = 12</text:span><text:span text:style-name="T7">h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Line54255952">
          <table:table-cell table:style-name="Table5.A1" office:value-type="string">
            <text:p text:style-name="P24">n</text:p>
          </table:table-cell>
          <table:table-cell table:style-name="Table5.A1" office:value-type="string">
            <text:p text:style-name="P13"><text:span text:style-name="T31">σ</text:span><text:span text:style-name="T28">X </text:span><text:span text:style-name="T35">[m]</text:span></text:p>
          </table:table-cell>
          <table:table-cell table:style-name="Table5.A1" office:value-type="string">
            <text:p text:style-name="P13"><text:span text:style-name="T31">σ</text:span><text:span text:style-name="T29">Y</text:span><text:span text:style-name="T28"> </text:span><text:span text:style-name="T35">[m]</text:span></text:p>
          </table:table-cell>
          <table:table-cell table:style-name="Table5.A1" office:value-type="string">
            <text:p text:style-name="P13"><text:span text:style-name="T31">σ</text:span><text:span text:style-name="T29">Z</text:span><text:span text:style-name="T28"> </text:span><text:span text:style-name="T35">[m]</text:span></text:p>
          </table:table-cell>
          <table:table-cell table:style-name="Table5.A1" office:value-type="string">
            <text:p text:style-name="P13"><text:span text:style-name="T31">σ</text:span><text:span text:style-name="T29">S</text:span><text:span text:style-name="T28"> </text:span><text:span text:style-name="T35">[m]</text:span></text:p>
          </table:table-cell>
          <table:table-cell table:style-name="Table5.F1" office:value-type="string">
            <text:p text:style-name="P13"><text:span text:style-name="T31">σ</text:span><text:span text:style-name="T29">T</text:span><text:span text:style-name="T28"> </text:span><text:span text:style-name="T35">[</text:span><text:span text:style-name="T32">n</text:span><text:span text:style-name="T35">s]</text:span></text:p>
          </table:table-cell>
        </table:table-row>
        <table:table-row table:style-name="TableLine387304960">
          <table:table-cell table:style-name="Table5.A2" office:value-type="string">
            <text:p text:style-name="P27">97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F2" office:value-type="string">
            <text:p text:style-name="P26"/>
          </table:table-cell>
        </table:table-row>
      </table:table>
      <text:p text:style-name="P22"/>
      <text:p text:style-name="P18"><text:span text:style-name="T19">Ö</text:span><text:span text:style-name="T20">dev</text:span><text:span text:style-name="T19"> – I </text:span></text:p>
      <text:p text:style-name="P3">Grafikler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pan text:style-name="T22">Şekil-</text:span><text:span text:style-name="T21">1</text:span><text:span text:style-name="T23"> PRE-</text:span><text:span text:style-name="T24">YUMA</text:span><text:span text:style-name="T23"> düzeltme vektörlerinin ( </text:span><text:span text:style-name="T22">v</text:span><text:span text:style-name="T30">X</text:span><text:span text:style-name="T23">, </text:span><text:span text:style-name="T22">v</text:span><text:span text:style-name="T30">Y</text:span><text:span text:style-name="T23">, </text:span><text:span text:style-name="T22">v</text:span><text:span text:style-name="T30">Z</text:span><text:span text:style-name="T23">, </text:span><text:span text:style-name="T22">v</text:span><text:span text:style-name="T30">S</text:span><text:span text:style-name="T23"> [km] ve </text:span><text:span text:style-name="T22">v</text:span><text:span text:style-name="T30">T </text:span><text:span text:style-name="T23"><text:s/>[</text:span><text:span text:style-name="T34">n</text:span><text:span text:style-name="T33">s</text:span><text:span text:style-name="T23">] ) grafikleri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2">Şekil-2</text:span><text:span text:style-name="T23"> PRE-BRO</text:span><text:span text:style-name="T30">02h</text:span><text:span text:style-name="T23"> düzeltme vektörlerinin ( </text:span><text:span text:style-name="T22">v</text:span><text:span text:style-name="T30">X</text:span><text:span text:style-name="T23">, </text:span><text:span text:style-name="T22">v</text:span><text:span text:style-name="T30">Y</text:span><text:span text:style-name="T23">, </text:span><text:span text:style-name="T22">v</text:span><text:span text:style-name="T30">Z</text:span><text:span text:style-name="T23">, </text:span><text:span text:style-name="T22">v</text:span><text:span text:style-name="T30">S</text:span><text:span text:style-name="T23"> [m] ve </text:span><text:span text:style-name="T22">v</text:span><text:span text:style-name="T30">T </text:span><text:span text:style-name="T23"><text:s/>[</text:span><text:span text:style-name="T34">n</text:span><text:span text:style-name="T33">s</text:span><text:span text:style-name="T23">] ) grafikleri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2">Şekil-3</text:span><text:span text:style-name="T23"> PRE-BRO</text:span><text:span text:style-name="T30">12h</text:span><text:span text:style-name="T23"> düzeltme vektörlerinin <text:s/>( </text:span><text:span text:style-name="T22">v</text:span><text:span text:style-name="T30">X</text:span><text:span text:style-name="T23">, </text:span><text:span text:style-name="T22">v</text:span><text:span text:style-name="T30">Y</text:span><text:span text:style-name="T23">, </text:span><text:span text:style-name="T22">v</text:span><text:span text:style-name="T30">Z</text:span><text:span text:style-name="T23">, </text:span><text:span text:style-name="T22">v</text:span><text:span text:style-name="T30">S</text:span><text:span text:style-name="T23"> [m] ve </text:span><text:span text:style-name="T22">v</text:span><text:span text:style-name="T30">T </text:span><text:span text:style-name="T23"><text:s/>[</text:span><text:span text:style-name="T34">n</text:span><text:span text:style-name="T33">s</text:span><text:span text:style-name="T23">] ) grafikle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family-generic="swiss" style:font-pitch="variable"/>
    <style:font-face style:name="Batang" svg:font-family="Batang, 바탕" style:font-family-generic="roman" style:font-pitch="variable"/>
    <style:font-face style:name="Chilanka" svg:font-family="Chilanka" style:font-pitch="variable"/>
    <style:font-face style:name="Chilanka1" svg:font-family="Chilanka, 'Times New Roman'" style:font-pitch="variable"/>
    <style:font-face style:name="Consolas" svg:font-family="Consolas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Mincho" svg:font-family="'MS Mincho', 'ＭＳ 明朝'" style:font-family-generic="modern"/>
    <style:font-face style:name="Monospace" svg:font-family="Monospace"/>
    <style:font-face style:name="Symbol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AR PL SungtiL GB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font-name-asian="AR PL SungtiL GB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.99cm"/>
        </style:tab-stops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Resim_20_Yazısı" style:display-name="Resim Yazısı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Gövde_20_Metni_20_21" style:display-name="Gövde Metni 21" style:family="paragraph" style:parent-style-name="Standard">
      <style:text-properties style:font-name="Courier New" fo:font-family="'Courier New'" style:font-family-generic="modern" fo:font-size="11pt" fo:font-weight="bold" style:font-size-asian="11pt" style:font-weight-asian="bold" style:font-name-complex="Courier New" style:font-family-complex="'Courier New'" style:font-family-generic-complex="modern" style:font-weight-complex="bold"/>
    </style:style>
    <style:style style:name="HTML_20_Önceden_20_Biçimlendirilmiş" style:display-name="HTML Önceden Biçimlendirilmiş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language-asian="ko" style:country-asian="KR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50%"/>
      <style:text-properties fo:color="#000000" loext:opacity="100%" style:font-name-asian="Batang" style:font-family-asian="Batang, 바탕" style:font-family-generic-asian="roman" style:font-pitch-asian="variable" style:language-asian="ko" style:country-asian="K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quation" style:family="paragraph" style:parent-style-name="Standard">
      <style:paragraph-properties fo:margin-top="0.212cm" fo:margin-bottom="0.212cm" style:contextual-spacing="false">
        <style:tab-stops>
          <style:tab-stop style:position="1cm"/>
          <style:tab-stop style:position="8.251cm" style:type="right"/>
        </style:tab-stops>
      </style:paragraph-properties>
      <style:text-properties fo:font-size="9pt" style:font-name-asian="MS Mincho" style:font-family-asian="'MS Mincho', 'ＭＳ 明朝'" style:font-family-generic-asian="modern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Monospace" fo:font-family="Monospace" fo:font-size="10pt" fo:language="en" fo:country="US" style:font-name-asian="AR PL SungtiL GB" style:font-family-asian="'AR PL SungtiL GB'" style:font-pitch-asian="variable" style:font-size-asian="10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1z0" style:family="text">
      <style:text-properties style:font-name="Consolas" fo:font-family="Consolas" style:font-family-generic="swiss" fo:font-size="9pt" fo:language="en" fo:country="US" fo:font-weight="bold" style:font-size-asian="9pt" style:font-weight-asian="bold" style:font-name-complex="Consolas" style:font-family-complex="Consolas" style:font-family-generic-complex="swiss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Wingdings" fo:font-family="Wingdings" style:font-pitch="variable" style:font-charset="x-symbol" fo:font-size="10pt" fo:language="en" fo:country="US" style:font-size-asian="10pt" style:font-name-complex="Wingdings" style:font-family-complex="Wingdings" style:font-pitch-complex="variable" style:font-charset-complex="x-symbol" style:font-size-complex="10pt"/>
    </style:style>
    <style:style style:name="Varsayılan_20_Paragraf_20_Yazı_20_Tipi" style:display-name="Varsayılan Paragraf Yazı Tipi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arsayılan_20_Paragraf_20_Yazı_20_Tipi1" style:display-name="Varsayılan Paragraf Yazı Tipi1" style:family="text"/>
    <style:style style:name="HTML_20_Kodu" style:display-name="HTML Kodu" style:family="text" style:parent-style-name="Varsayılan_20_Paragraf_20_Yazı_20_Tipi1">
      <style:text-properties style:font-name="Courier New" fo:font-family="'Courier New'" style:font-family-generic="modern" fo:font-size="10pt" style:font-name-asian="Batang" style:font-family-asian="Batang, 바탕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pp1-preprocessor1" style:family="text" style:parent-style-name="Varsayılan_20_Paragraf_20_Yazı_20_Tipi1">
      <style:text-properties fo:color="#00aa00" loext:opacity="100%"/>
    </style:style>
    <style:style style:name="cpp1-comment1" style:family="text" style:parent-style-name="Varsayılan_20_Paragraf_20_Yazı_20_Tipi1">
      <style:text-properties fo:color="#0000ff" loext:opacity="100%" fo:font-style="italic" style:font-style-asian="italic" style:font-style-complex="italic"/>
    </style:style>
    <style:style style:name="cpp1-reservedword1" style:family="text" style:parent-style-name="Varsayılan_20_Paragraf_20_Yazı_20_Tipi1">
      <style:text-properties fo:color="#000000" loext:opacity="100%" fo:font-weight="bold" style:font-weight-asian="bold" style:font-weight-complex="bold"/>
    </style:style>
    <style:style style:name="cpp1-space1" style:family="text" style:parent-style-name="Varsayılan_20_Paragraf_20_Yazı_20_Tipi1">
      <style:text-properties fo:color="#000000" loext:opacity="100%" fo:background-color="#ffffff"/>
    </style:style>
    <style:style style:name="cpp1-number1" style:family="text" style:parent-style-name="Varsayılan_20_Paragraf_20_Yazı_20_Tipi1">
      <style:text-properties fo:color="#ff0000" loext:opacity="100%"/>
    </style:style>
    <style:style style:name="cpp1-symbol1" style:family="text" style:parent-style-name="Varsayılan_20_Paragraf_20_Yazı_20_Tipi1">
      <style:text-properties fo:color="#000000" loext:opacity="100%"/>
    </style:style>
    <style:style style:name="cpp1-string1" style:family="text" style:parent-style-name="Varsayılan_20_Paragraf_20_Yazı_20_Tipi1">
      <style:text-properties fo:color="#800080" loext:opacity="100%" fo:font-style="italic" style:font-style-asian="italic" style:font-style-complex="italic"/>
    </style:style>
    <style:style style:name="cpp1-identifier1" style:family="text" style:parent-style-name="Varsayılan_20_Paragraf_20_Yazı_20_Tipi1">
      <style:text-properties fo:color="#000000" loext:opacity="100%"/>
    </style:style>
    <style:style style:name="Internet_20_link" style:display-name="Internet link" style:family="text" style:parent-style-name="Varsayılan_20_Paragraf_20_Yazı_20_Tipi1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Varsayılan_20_Paragraf_20_Yazı_20_Tipi1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Varsayılan_20_Paragraf_20_Yazı_20_Tipi1"/>
    <style:style style:name="style10" style:family="text">
      <style:text-properties fo:color="#ff0000" loext:opacity="100%" style:font-name="Monospace" fo:font-family="Monospace" style:font-name-complex="Monospace" style:font-family-complex="Monospace"/>
    </style:style>
    <style:style style:name="style15" style:family="text">
      <style:text-properties fo:color="#8080ff" loext:opacity="100%" style:font-name="Monospace" fo:font-family="Monospace" fo:font-weight="bold" style:font-weight-asian="bold" style:font-name-complex="Monospace" style:font-family-complex="Monospace"/>
    </style:style>
    <style:style style:name="style5" style:family="text">
      <style:text-properties fo:color="#0000a0" loext:opacity="100%" style:font-name="Monospace" fo:font-family="Monospace" fo:font-weight="bold" style:font-weight-asian="bold" style:font-name-complex="Monospace" style:font-family-complex="Monospace"/>
    </style:style>
    <style:style style:name="style11" style:family="text">
      <style:text-properties fo:color="#000000" loext:opacity="100%" style:font-name="Monospace" fo:font-family="Monospace" fo:background-color="#ffff00" style:font-name-complex="Monospace" style:font-family-complex="Monospace"/>
    </style:style>
    <style:style style:name="style4" style:family="text">
      <style:text-properties fo:color="#f000f0" loext:opacity="100%" style:font-name="Monospace" fo:font-family="Monospace" style:font-name-complex="Monospace" style:font-family-complex="Monospace"/>
    </style:style>
    <style:style style:name="style2" style:family="text">
      <style:text-properties fo:color="#bebee6" loext:opacity="100%" style:font-name="Monospace" fo:font-family="Monospace" style:font-name-complex="Monospace" style:font-family-complex="Monospace"/>
    </style:style>
    <style:style style:name="style1" style:family="text">
      <style:text-properties fo:color="#a0a0a0" loext:opacity="100%" style:font-name="Monospace" fo:font-family="Monospace" style:font-name-complex="Monospace" style:font-family-complex="Monospac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style:contextual-spacing="false" fo:line-height="100%">
        <style:tab-stops>
          <style:tab-stop style:position="9.236cm" style:type="center"/>
          <style:tab-stop style:position="17.812cm" style:type="right"/>
        </style:tab-stops>
      </style:paragraph-properties>
      <style:text-properties fo:font-variant="small-caps" fo:color="#0000ff" loext:opacity="100%" fo:font-size="9pt" fo:language="en" fo:country="US" fo:font-style="italic" style:text-underline-style="solid" style:text-underline-width="auto" style:text-underline-color="font-color" style:font-size-asian="9pt" style:font-style-asian="italic" style:font-size-complex="9pt" style:font-style-complex="italic" style:font-relief="engraved"/>
    </style:style>
    <style:style style:name="MP2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  <style:text-properties style:font-name="Chilanka1" fo:font-size="8pt" fo:language="en" fo:country="US" fo:font-style="italic" style:text-underline-style="solid" style:text-underline-width="auto" style:text-underline-color="font-color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P3" style:family="paragraph" style:parent-style-name="Footer">
      <style:paragraph-properties fo:margin-left="0cm" fo:margin-right="0.187cm" fo:text-indent="0cm" style:auto-text-indent="false">
        <style:tab-stops>
          <style:tab-stop style:position="8.906cm" style:type="center"/>
          <style:tab-stop style:position="17.812cm" style:type="right"/>
        </style:tab-stops>
      </style:paragraph-properties>
    </style:style>
    <style:style style:name="MT1" style:family="text">
      <style:text-properties officeooo:rsid="0022e6f5"/>
    </style:style>
    <style:style style:name="MT2" style:family="text">
      <style:text-properties officeooo:rsid="0025492c"/>
    </style:style>
    <style:style style:name="MT3" style:family="text">
      <style:text-properties officeooo:rsid="002b19b1"/>
    </style:style>
    <style:style style:name="MT4" style:family="text">
      <style:text-properties style:font-name="Chilanka1" fo:font-size="8pt" fo:language="en" fo:country="US" fo:font-style="italic" fo:font-weight="bold" style:font-size-asian="8pt" style:font-style-asian="italic" style:font-weight-asian="bold" style:font-name-complex="Chilanka1" style:font-size-complex="8pt" style:font-style-complex="italic" style:font-weight-complex="bold"/>
    </style:style>
    <style:style style:name="MT5" style:family="text">
      <style:text-properties style:font-name="Chilanka1" fo:font-size="8pt" fo:language="en" fo:country="US" style:font-size-asian="8pt" style:font-name-complex="Chilanka1" style:font-size-complex="8pt"/>
    </style:style>
    <style:style style:name="MT6" style:family="text">
      <style:text-properties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style style:name="MT7" style:family="text">
      <style:text-properties fo:color="#0000ff" loext:opacity="100%" style:font-name="Chilanka1" fo:font-size="8pt" fo:language="en" fo:country="US" fo:font-style="italic" style:font-size-asian="8pt" style:font-style-asian="italic" style:font-name-complex="Chilanka1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cm" fo:margin-left="1.501cm" fo:margin-right="1.501cm" style:writing-mode="lr-tb" style:layout-grid-color="#c0c0c0" style:layout-grid-lines="61" style:layout-grid-base-height="0.4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RT4<text:span text:style-name="MT1">3</text:span>4 Space Geodesy<text:tab/>SPRING 20<text:span text:style-name="MT1">21</text:span>-202<text:span text:style-name="MT1">2</text:span><text:tab/><text:span text:style-name="MT2">1</text:span><text:span text:style-name="MT3">7</text:span> <text:span text:style-name="MT2">May</text:span> 202<text:span text:style-name="MT1">2</text:span></text:p>
      </style:header>
      <style:footer>
        <text:p text:style-name="MP2"><text:tab/><text:tab/></text:p>
        <text:p text:style-name="MP3"><text:span text:style-name="MT4"><text:tab/></text:span><text:span text:style-name="MT5">(</text:span><text:span text:style-name="MT5"><text:page-number text:select-page="current">2</text:page-number></text:span><text:span text:style-name="MT5">/</text:span><text:span text:style-name="MT5"><text:page-count style:num-format="1">2</text:page-count></text:span><text:span text:style-name="MT5">)</text:span><text:span text:style-name="MT6"><text:tab/></text:span><text:span text:style-name="MT7">Assoc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İL103 Bilgisayar Programlama I</dc:title>
    <meta:initial-creator>OK</meta:initial-creator>
    <meta:creation-date>2018-04-09T07:52:00</meta:creation-date>
    <dc:date>2022-05-11T19:59:05.542001535</dc:date>
    <meta:print-date>2019-05-17T12:36:00</meta:print-date>
    <meta:editing-cycles>100</meta:editing-cycles>
    <meta:editing-duration>PT11H52M26S</meta:editing-duration>
    <meta:generator>LibreOffice/7.3.2.2$Linux_X86_64 LibreOffice_project/49f2b1bff42cfccbd8f788c8dc32c1c309559be0</meta:generator>
    <dc:creator>Orhan KURT</dc:creator>
    <meta:document-statistic meta:table-count="4" meta:image-count="0" meta:object-count="5" meta:page-count="2" meta:paragraph-count="43" meta:word-count="167" meta:character-count="1021" meta:non-whitespace-character-count="88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r</mi>
                <mo stretchy="false">⃗</mo>
              </mover>
              <mstyle mathsize="8pt">
                <mi>j</mi>
              </mstyle>
            </msub>
            <mo stretchy="false">=</mo>
            <mo stretchy="false">[</mo>
          </mrow>
          <mtable>
            <mtr>
              <mtd>
                <mrow>
                  <msub>
                    <mi>X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Y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  <mtd>
                <mrow>
                  <msub>
                    <mi>Z</mi>
                    <mstyle mathsize="8pt">
                      <mi>j</mi>
                    </mstyle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/>
                </mrow>
              </mtd>
            </mtr>
          </mtable>
          <mo stretchy="false">]</mo>
        </mrow>
      </mstyle>
      <mrow/>
    </mrow>
    <annotation encoding="StarMath 5.0"> size 12{ { vec  {r}} rSub { size 8{j} } 
 =\[  matrix {
  X rSub { size 8{j} } (t) {} #
  Y rSub { size 8{j} } (t) {} #
  Z rSub { size 8{j} } (t) {}
 }\] } {}</annotation>
  </semantics>
</math>
</file>

<file path=Object 6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YUMA</mi>
      </msub>
    </mrow>
    <annotation encoding="StarMath 5.0">{vec r}_{ PRE } - {vec r}_{ YUMA } </annotation>
  </semantics>
</math>
</file>

<file path=Object 7/content.xml><?xml version="1.0" encoding="utf-8"?>
<math xmlns="http://www.w3.org/1998/Math/MathML" display="block">
  <semantics>
    <mrow>
      <mrow>
        <mstyle mathsize="12pt">
          <mi>j</mi>
        </mstyle>
        <mo stretchy="false">=</mo>
        <mo stretchy="false">{</mo>
      </mrow>
      <mtable>
        <mtr>
          <mtd>
            <mrow>
              <mi mathvariant="italic">YUMA</mi>
              <mrow/>
            </mrow>
          </mtd>
          <mtd>
            <mrow>
              <mi mathvariant="italic">BRO</mi>
              <mrow/>
            </mrow>
          </mtd>
          <mtd>
            <mrow>
              <mi mathvariant="italic">PRE</mi>
              <mrow/>
            </mrow>
          </mtd>
        </mtr>
      </mtable>
      <mo stretchy="false">}</mo>
    </mrow>
    <annotation encoding="StarMath 5.0"> size 12{ j } 
 =\{matrix{
  YUMA {} #
  BRO {} #
  PRE {}
 }\}</annotation>
  </semantics>
</math>
</file>

<file path=Object 8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

<file path=Object 9/content.xml><?xml version="1.0" encoding="utf-8"?>
<math xmlns="http://www.w3.org/1998/Math/MathML" display="block">
  <semantics>
    <mrow>
      <msub>
        <mover accent="true">
          <mi>r</mi>
          <mo stretchy="false">⃗</mo>
        </mover>
        <mi mathvariant="italic">PRE</mi>
      </msub>
      <mo stretchy="false">−</mo>
      <msub>
        <mover accent="true">
          <mi>r</mi>
          <mo stretchy="false">⃗</mo>
        </mover>
        <mi mathvariant="italic">BRO</mi>
      </msub>
    </mrow>
    <annotation encoding="StarMath 5.0">{vec r}_{ PRE } - {vec r}_{ BRO } </annotation>
  </semantics>
</math>
</file>